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xperiment_centers_04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19675822494581" calcext:value-type="float">
            <text:p>-0.519675822494581</text:p>
          </table:table-cell>
          <table:table-cell office:value-type="float" office:value="0.306575142080092" calcext:value-type="float">
            <text:p>0.306575142080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12433184752626" calcext:value-type="float">
            <text:p>-0.512433184752626</text:p>
          </table:table-cell>
          <table:table-cell office:value-type="float" office:value="0.307184722021174" calcext:value-type="float">
            <text:p>0.307184722021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6963557189717" calcext:value-type="float">
            <text:p>-0.536963557189717</text:p>
          </table:table-cell>
          <table:table-cell office:value-type="float" office:value="0.29632581086892" calcext:value-type="float">
            <text:p>0.29632581086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40052791220501" calcext:value-type="float">
            <text:p>-0.540052791220501</text:p>
          </table:table-cell>
          <table:table-cell office:value-type="float" office:value="0.312863788324736" calcext:value-type="float">
            <text:p>0.312863788324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556105510928" calcext:value-type="float">
            <text:p>-0.49556105510928</text:p>
          </table:table-cell>
          <table:table-cell office:value-type="float" office:value="0.309152976212825" calcext:value-type="float">
            <text:p>0.309152976212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7540683725802" calcext:value-type="float">
            <text:p>-0.507540683725802</text:p>
          </table:table-cell>
          <table:table-cell office:value-type="float" office:value="0.326392778191632" calcext:value-type="float">
            <text:p>0.326392778191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7897604490811" calcext:value-type="float">
            <text:p>-0.507897604490811</text:p>
          </table:table-cell>
          <table:table-cell office:value-type="float" office:value="0.327344134193167" calcext:value-type="float">
            <text:p>0.327344134193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11601623866607" calcext:value-type="float">
            <text:p>-0.511601623866607</text:p>
          </table:table-cell>
          <table:table-cell office:value-type="float" office:value="0.320621471359652" calcext:value-type="float">
            <text:p>0.320621471359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12142492185252" calcext:value-type="float">
            <text:p>-0.512142492185252</text:p>
          </table:table-cell>
          <table:table-cell office:value-type="float" office:value="0.312931358308203" calcext:value-type="float">
            <text:p>0.312931358308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13356479772616" calcext:value-type="float">
            <text:p>-0.513356479772616</text:p>
          </table:table-cell>
          <table:table-cell office:value-type="float" office:value="0.312614459713765" calcext:value-type="float">
            <text:p>0.312614459713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13911669553391" calcext:value-type="float">
            <text:p>-0.513911669553391</text:p>
          </table:table-cell>
          <table:table-cell office:value-type="float" office:value="0.316730996691981" calcext:value-type="float">
            <text:p>0.316730996691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459995027010979" calcext:value-type="float">
            <text:p>-0.459995027010979</text:p>
          </table:table-cell>
          <table:table-cell table:style-name="Default" office:value-type="float" office:value="0.269085287947601" calcext:value-type="float">
            <text:p>0.269085287947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0.415338955798763" calcext:value-type="float">
            <text:p>-0.415338955798763</text:p>
          </table:table-cell>
          <table:table-cell table:style-name="Default" office:value-type="float" office:value="0.335443015432418" calcext:value-type="float">
            <text:p>0.335443015432418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formula="of:=AVERAGE([.B1:.B11])" office:value-type="float" office:value="-0.515557905851017" calcext:value-type="float">
            <text:p>-0.515557905851017</text:p>
          </table:table-cell>
          <table:table-cell table:style-name="Default" table:formula="of:=AVERAGE([.C1:.C11])" office:value-type="float" office:value="0.313521603451468" calcext:value-type="float">
            <text:p>0.313521603451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5T15:47:07.479438378</dc:date>
    <meta:editing-duration>PT24M27S</meta:editing-duration>
    <meta:editing-cycles>1</meta:editing-cycles>
    <meta:document-statistic meta:table-count="1" meta:cell-count="41" meta:object-count="0"/>
    <meta:generator>LibreOffice/6.4.7.2$Linux_X86_64 LibreOffice_project/40$Build-2</meta:generator>
  </office:meta>
</office:document-meta>
</file>